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14.878cm"/>
    </style:style>
    <style:style style:name="co6" style:family="table-column">
      <style:table-column-properties fo:break-before="auto" style:column-width="9.88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Courier" fo:font-size="10pt" style:font-size-asian="10pt" style:font-size-complex="10pt"/>
    </style:style>
    <style:style style:name="ce7" style:family="table-cell" style:parent-style-name="Default">
      <style:table-cell-properties fo:background-color="#ffcc99"/>
      <style:text-properties fo:color="#000000" style:font-name="Courier" fo:font-size="10pt" style:font-size-asian="10pt" style:font-size-complex="10pt"/>
    </style:style>
    <style:style style:name="ce8" style:family="table-cell" style:parent-style-name="Default">
      <style:text-properties fo:color="#287738" style:font-name="Courier" fo:font-size="10pt" style:font-size-asian="10pt" style:font-size-complex="10pt"/>
    </style:style>
    <style:style style:name="ce9" style:family="table-cell" style:parent-style-name="Default">
      <style:table-cell-properties fo:background-color="#e6e6ff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able-cell-properties fo:background-color="#eaa94c"/>
      <style:text-properties fo:color="#000000" style:font-name="Courier" fo:font-size="10pt" style:font-size-asian="10pt" style:font-size-complex="10pt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13" style:family="table-cell" style:parent-style-name="Default">
      <style:table-cell-properties fo:background-color="#f7f0a7" style:text-align-source="fix" style:repeat-content="false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5" style:family="table-cell" style:parent-style-name="Default">
      <style:table-cell-properties fo:background-color="#e6e6ff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6" style:family="table-cell" style:parent-style-name="Default">
      <style:table-cell-properties fo:background-color="#ffffff"/>
      <style:text-properties fo:color="#000000"/>
    </style:style>
    <style:style style:name="ce17" style:family="table-cell" style:parent-style-name="Default">
      <style:table-cell-properties fo:background-color="#e6e6ff"/>
      <style:text-properties fo:color="#000000"/>
    </style:style>
    <style:style style:name="ce18" style:family="table-cell" style:parent-style-name="Default">
      <style:table-cell-properties fo:background-color="#ffffff"/>
      <style:text-properties fo:color="#000000" style:font-name="Courier"/>
    </style:style>
    <style:style style:name="ce19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20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21" style:family="table-cell" style:parent-style-name="Default">
      <style:table-cell-properties fo:background-color="#f7f0a7" fo:wrap-option="no-wrap"/>
      <style:text-properties style:use-window-font-color="true" style:font-name="Courier" fo:font-size="10pt" fo:font-weight="bold" style:font-size-asian="10pt" style:font-size-complex="10pt"/>
    </style:style>
    <style:style style:name="ce22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23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24" style:family="table-cell" style:parent-style-name="Default">
      <style:table-cell-properties fo:background-color="#ffffff" fo:wrap-option="no-wrap"/>
      <style:text-properties fo:color="#000000" style:font-name="Courier" fo:font-size="10pt" style:font-size-asian="10pt" style:font-size-complex="10pt"/>
    </style:style>
    <style:style style:name="ce25" style:family="table-cell" style:parent-style-name="Default">
      <style:table-cell-properties fo:background-color="#ffffff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6" style:family="table-cell" style:parent-style-name="Default">
      <style:table-cell-properties fo:background-color="#ffcc99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7" style:family="table-cell" style:parent-style-name="Default">
      <style:table-cell-properties fo:wrap-option="no-wrap"/>
      <style:text-properties fo:color="#287738" style:font-name="Courier" fo:font-size="10pt" style:font-name-asian="DejaVu LGC Sans" style:font-size-asian="10pt" style:font-name-complex="DejaVu LGC Sans" style:font-size-complex="10pt"/>
    </style:style>
    <style:style style:name="ce28" style:family="table-cell" style:parent-style-name="Default">
      <style:table-cell-properties fo:background-color="#ffcc99" fo:wrap-option="no-wrap"/>
      <style:text-properties fo:color="#000000" style:font-name="Courier" fo:font-size="10pt" style:font-size-asian="10pt" style:font-size-complex="10pt"/>
    </style:style>
    <style:style style:name="ce29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aa94c" fo:wrap-option="no-wrap"/>
      <style:text-properties fo:color="#000000" style:font-name="Courier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connector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22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11"/>
          <table:table-cell table:style-name="ce11" office:value-type="string">
            <text:p>FILECONNECTOR</text:p>
          </table:table-cell>
          <table:table-cell table:style-name="ce1"/>
          <table:table-cell table:style-name="ce11" table:number-columns-repeated="3"/>
          <table:table-cell table:style-name="ce1" table:number-columns-repeated="5"/>
          <table:table-cell table:style-name="ce19"/>
          <table:table-cell table:style-name="ce31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USEFOR</text:p>
          </table:table-cell>
          <table:table-cell table:style-name="ce2" office:value-type="string">
            <text:p>S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CPROFID</text:p>
          </table:table-cell>
          <table:table-cell table:style-name="ce2" office:value-type="float" office:value="504">
            <text:p>504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13" office:value-type="string">
            <text:p>order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31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NAME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DESCR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0]+100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MODE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7]+10" office:value-type="float" office:value="1110">
            <text:p>1110</text:p>
          </table:table-cell>
          <table:table-cell table:style-name="ce6" office:value-type="string">
            <text:p>O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fileconnector.php</text:p>
          </table:table-cell>
          <table:table-cell table:style-name="ce6" office:value-type="string">
            <text:p>listProtocols()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HOS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hos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120">
            <text:p>112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hos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OR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or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30">
            <text:p>113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or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OGI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ogi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140">
            <text:p>114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login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SSWOR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sswor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password</text:p>
          </table:table-cell>
          <table:table-cell table:style-name="ce6" table:formula="of:=[.H21]+10" office:value-type="float" office:value="1150">
            <text:p>115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ssword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TH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160">
            <text:p>116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th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URIS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URI computed (secu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170">
            <text:p>11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verifyNewCxFiles(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OPENE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is accessi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24]+10" office:value-type="float" office:value="1180">
            <text:p>118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ASTSCA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ast sca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imestamp("%A %d %B %Y %X")</text:p>
          </table:table-cell>
          <table:table-cell table:style-name="ce6" table:formula="of:=[.H25]+10" office:value-type="float" office:value="1190">
            <text:p>1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7]+1000" office:value-type="float" office:value="2100">
            <text:p>2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LIST</text:p>
          </table:table-cell>
          <table:table-cell table:style-name="ce7" table:formula="of:=[.B28]" office:value-type="string" office:string-value="IFC_SPEC">
            <text:p>IFC_SPEC</text:p>
          </table:table-cell>
          <table:table-cell table:style-name="ce7" office:value-type="string">
            <text:p>rul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rray</text:p>
          </table:table-cell>
          <table:table-cell table:style-name="ce7" table:formula="of:=[.H28]+10" office:value-type="float" office:value="2110">
            <text:p>2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26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NAME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PATTERN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patter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]+10" office:value-type="float" office:value="2130">
            <text:p>2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 I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1]+10" office:value-type="float" office:value="2140">
            <text:p>214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/>
          <table:table-cell table:style-name="ce6" office:value-type="string">
            <text:p>::checkFamily(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]+10" office:value-type="float" office:value="2150">
            <text:p>2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amiliesWithFile(D,IFC_SL_FAMILY):IFC_SL_FAMILYID,IFC_SL_FAMILY,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 I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]+10" office:value-type="float" office:value="2160">
            <text:p>216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ibu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]+10" office:value-type="float" office:value="2170">
            <text:p>21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ilesAttr(D,IFC_SL_FAMILYID,IFC_SL_ATTR):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dir I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5]+10" office:value-type="float" office:value="2180">
            <text:p>218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DIRID):IFC_SL_DI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move 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]+10" office:value-type="float" office:value="2190">
            <text:p>21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REEDOM&amp;action=FREEDOM_VIEW&amp;dirid=%IFC_SL_DIRID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DIR,IFC_SL_DIR):IFC_SL_DIRID,IFC_SL_DIR</text:p>
          </table:table-cell>
          <table:table-cell table:style-name="ce6" office:value-type="string">
            <text:p>%S%app=GENERIC&amp;action=GENERIC_EDIT&amp;classid=DIR</text:p>
          </table:table-cell>
          <table:table-cell table:style-name="ce6"/>
          <table:table-cell table:style-name="ce25" office:value-type="string">
            <text:p>eltitle=create folder|ltarget=dir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SUPP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suppress after impor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37]+10" office:value-type="float" office:value="2200">
            <text:p>220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28]+1000" office:value-type="float" office:value="3100">
            <text:p>3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RU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acti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40]+10" office:value-type="float" office:value="3110">
            <text:p>3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IFC_P_RUN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style-name="ce2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ID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 I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1]+10" office:value-type="float" office:value="3120">
            <text:p>3120</text:p>
          </table:table-cell>
          <table:table-cell table:style-name="ce6" office:value-type="string">
            <text:p>H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]+10" office:value-type="float" office:value="3130">
            <text:p>3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CARD&amp;id=%IFC_P_PROCID%</text:p>
          </table:table-cell>
          <table:table-cell table:style-name="ce6" table:number-columns-repeated="4"/>
          <table:table-cell table:style-name="ce24" office:value-type="string">
            <text:p>ltarget=proc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DATEEXE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exec da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44]+10" office:value-type="float" office:value="3140">
            <text:p>31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4" office:value-type="string">
            <text:p>showempty=--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DAY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day perio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5]+10" office:value-type="float" office:value="3150">
            <text:p>315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HOUR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hour perio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6]+10" office:value-type="float" office:value="3160">
            <text:p>316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MI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min period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7]+10" office:value-type="float" office:value="3170">
            <text:p>317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5|5,10|10,15|15,20|20,25|25,30|30,35|35,40|40,45|45,50|50,55|55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40]+1000" office:value-type="float" office:value="4100">
            <text:p>4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C_LIST</text:p>
          </table:table-cell>
          <table:table-cell table:style-name="ce7" table:formula="of:=[.B51]" office:value-type="string" office:string-value="IFC_CONTENT">
            <text:p>IFC_CONTENT</text:p>
          </table:table-cell>
          <table:table-cell table:style-name="ce7" office:value-type="string">
            <text:p>fil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51]+10" office:value-type="float" office:value="4110">
            <text:p>4110</text:p>
          </table:table-cell>
          <table:table-cell table:style-name="ce7" office:value-type="string">
            <text:p>R</text:p>
          </table:table-cell>
          <table:table-cell table:style-name="ce7" table:number-columns-repeated="6"/>
          <table:table-cell table:style-name="ce28" office:value-type="string">
            <text:p>sorttable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ATCH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atch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]+10" office:value-type="float" office:value="4120">
            <text:p>412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NA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]+10" office:value-type="float" office:value="4130">
            <text:p>4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transfertCxFile(%IFC_C_NAME%,1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IZ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54]+10" office:value-type="float" office:value="4140">
            <text:p>414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TI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odification tim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55]+10" office:value-type="float" office:value="4150">
            <text:p>415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TAT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56]+10" office:value-type="float" office:value="4160">
            <text:p>41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N|new,I|imported,D|deleted,U|unknown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TRANSFERT</text:p>
          </table:table-cell>
          <table:table-cell table:style-name="ce9"/>
          <table:table-cell table:style-name="ce9" office:value-type="string">
            <text:p>import new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2">
            <text:p>10000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transfert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SCANDIR</text:p>
          </table:table-cell>
          <table:table-cell table:style-name="ce9"/>
          <table:table-cell table:style-name="ce9" office:value-type="string">
            <text:p>check new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0">
            <text:p>10000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verify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RESET</text:p>
          </table:table-cell>
          <table:table-cell table:style-name="ce9"/>
          <table:table-cell table:style-name="ce9" office:value-type="string">
            <text:p>clear list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1">
            <text:p>10000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resetScan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4"/>
          <table:table-cell table:style-name="ce30"/>
          <table:table-cell table:number-columns-repeated="240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/11/2009</text:date>, <text:time>11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arc Claverie</meta:initial-creator>
    <meta:creation-date>2008-12-05T11:10:43</meta:creation-date>
    <dc:date>2009-11-06T11:08:29</dc:date>
    <meta:editing-cycles>106</meta:editing-cycles>
    <meta:editing-duration>PT45H00M15S</meta:editing-duration>
    <dc:creator>Eric Brison</dc:creator>
    <meta:document-statistic meta:table-count="1" meta:cell-count="461" meta:object-count="0"/>
    <meta:user-defined meta:name="Info 1"/>
    <meta:user-defined meta:name="Info 2"/>
    <meta:user-defined meta:name="Info 3"/>
    <meta:user-defined meta:name="Info 4"/>
  </office:meta>
</office:document-meta>
</file>